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Heading_20_3" style:list-style-name="L2">
      <style:text-properties fo:color="#000000" fo:language="sk" fo:country="SK"/>
    </style:style>
    <style:style style:name="P4" style:family="paragraph" style:parent-style-name="Heading_20_3" style:list-style-name="L3">
      <style:text-properties fo:color="#000000" fo:language="sk" fo:country="SK" fo:background-color="transparent"/>
    </style:style>
    <style:style style:name="P5" style:family="paragraph" style:parent-style-name="Heading_20_3" style:list-style-name="L4">
      <style:text-properties fo:color="#000000" fo:language="sk" fo:country="SK" fo:background-color="transparent"/>
    </style:style>
    <style:style style:name="P6" style:family="paragraph" style:parent-style-name="Heading_20_3" style:list-style-name="L3">
      <style:text-properties fo:color="#000000" fo:language="sk" fo:country="SK"/>
    </style:style>
    <style:style style:name="P7" style:family="paragraph" style:parent-style-name="Heading_20_3" style:list-style-name="L4">
      <style:text-properties fo:color="#000000" fo:language="sk" fo:country="SK"/>
    </style:style>
    <style:style style:name="P8" style:family="paragraph" style:parent-style-name="Heading_20_3" style:list-style-name="L6">
      <style:text-properties fo:color="#000000"/>
    </style:style>
    <style:style style:name="P9" style:family="paragraph" style:parent-style-name="Heading_20_3" style:list-style-name="L4"/>
    <style:style style:name="P10" style:family="paragraph" style:parent-style-name="Heading_20_3" style:list-style-name="L7"/>
    <style:style style:name="P11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transparent"/>
    </style:style>
    <style:style style:name="P12" style:family="paragraph" style:parent-style-name="Heading_20_1">
      <style:text-properties fo:color="#000000" fo:language="sk" fo:country="SK"/>
    </style:style>
    <style:style style:name="P13" style:family="paragraph" style:parent-style-name="Heading_20_2">
      <style:text-properties fo:color="#000000"/>
    </style:style>
    <style:style style:name="P14" style:family="paragraph" style:parent-style-name="Heading_20_2">
      <style:text-properties fo:color="#000000" fo:language="sk" fo:country="SK"/>
    </style:style>
    <style:style style:name="P15" style:family="paragraph" style:parent-style-name="Text_20_body" style:list-style-name="L1">
      <style:text-properties fo:color="#000000" fo:language="sk" fo:country="SK"/>
    </style:style>
    <style:style style:name="P16" style:family="paragraph" style:parent-style-name="Text_20_body" style:list-style-name="L2">
      <style:text-properties fo:color="#000000" fo:language="sk" fo:country="SK"/>
    </style:style>
    <style:style style:name="P17" style:family="paragraph" style:parent-style-name="Text_20_body" style:list-style-name="L3">
      <style:text-properties fo:color="#000000" fo:language="sk" fo:country="SK"/>
    </style:style>
    <style:style style:name="P18" style:family="paragraph" style:parent-style-name="Text_20_body" style:list-style-name="L4">
      <style:text-properties fo:color="#000000" fo:language="sk" fo:country="SK"/>
    </style:style>
    <style:style style:name="P19" style:family="paragraph" style:parent-style-name="Text_20_body" style:list-style-name="L6">
      <style:text-properties fo:color="#000000" fo:language="sk" fo:country="SK"/>
    </style:style>
    <style:style style:name="P20" style:family="paragraph" style:parent-style-name="Text_20_body" style:list-style-name="L7">
      <style:text-properties fo:color="#000000" fo:language="sk" fo:country="SK"/>
    </style:style>
    <style:style style:name="P21" style:family="paragraph" style:parent-style-name="Text_20_body" style:list-style-name="L5">
      <style:text-properties fo:color="#000000"/>
    </style:style>
    <style:style style:name="P22" style:family="paragraph" style:parent-style-name="Text_20_body" style:list-style-name="L6">
      <style:text-properties fo:color="#000000"/>
    </style:style>
    <style:style style:name="P23" style:family="paragraph" style:parent-style-name="Text_20_body" style:list-style-name="L4"/>
    <style:style style:name="P24" style:family="paragraph" style:parent-style-name="Text_20_body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12" text:outline-level="1">Návrh protokolu</text:h>
      <text:list xml:id="list1848829891565261198" text:style-name="L1">
        <text:list-item>
          <text:p text:style-name="P15">Všetky polia, ktoré sú posielané na server, sú posielané ako JSON objekty, rovnako tak odpovede zo serveru sú JSON objekty</text:p>
        </text:list-item>
        <text:list-item>
          <text:p text:style-name="P15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15">Najčastejšie odpovede</text:p>
          <text:list>
            <text:list-item>
              <text:p text:style-name="P15">Požiadavka bola vykonaná a nenastali žiadne problémy – ďalej ako „OK“</text:p>
              <text:list>
                <text:list-item>
                  <text:p text:style-name="P15">odpoveď sa posiela v prípade, že požiadavka bola úspešne vykonaná</text:p>
                </text:list-item>
                <text:list-item>
                  <text:p text:style-name="P15">kód 0</text:p>
                </text:list-item>
              </text:list>
            </text:list-item>
            <text:list-item>
              <text:p text:style-name="P15">Chýbajúci povinný parameter/parametre, alebo chybný tvar parametru/parametrov – ďalej ako „Parameter error“</text:p>
              <text:list>
                <text:list-item>
                  <text:p text:style-name="P15">odpoveď sa posiela v prípade ak v požiadavke chýba povinný parameter, napríklad používateľské meno pri registrácií</text:p>
                </text:list-item>
                <text:list-item>
                  <text:p text:style-name="P15">kód 1</text:p>
                </text:list-item>
              </text:list>
            </text:list-item>
            <text:list-item>
              <text:p text:style-name="P15">Duplicita parametrov – ďalej ako „Duplicity“</text:p>
              <text:list>
                <text:list-item>
                  <text:p text:style-name="P15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15">kód 2</text:p>
                </text:list-item>
              </text:list>
            </text:list-item>
            <text:list-item>
              <text:p text:style-name="P15">Užívateľ nemá právo vykonať požadovanú operáciu – ďalej ako „Denied“</text:p>
              <text:list>
                <text:list-item>
                  <text:p text:style-name="P15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15">táto odpoveď sa posiela vždy, ak sa snaží neprihlásený používateľ vykonať akciu inú ako prihlásenie, odhlásenie alebo registráciu</text:p>
                </text:list-item>
                <text:list-item>
                  <text:p text:style-name="P15">kód 3</text:p>
                </text:list-item>
              </text:list>
            </text:list-item>
            <text:list-item>
              <text:p text:style-name="P15">Chýbajúci záznam v databáze – ďalej ako „Missing entry“</text:p>
              <text:list>
                <text:list-item>
                  <text:p text:style-name="P15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15">kód 4</text:p>
                </text:list-item>
              </text:list>
            </text:list-item>
          </text:list>
        </text:list-item>
      </text:list>
      <text:h text:style-name="P14" text:outline-level="2"><text:soft-page-break/>Manažment užívateľov</text:h>
      <text:list xml:id="list6796190820309584909" text:style-name="L2">
        <text:list-item>
          <text:list>
            <text:list-item>
              <text:list>
                <text:list-item>
                  <text:h text:style-name="P3" text:outline-level="3">Vytvorenie užívateľa</text:h>
                  <text:list>
                    <text:list-item>
                      <text:p text:style-name="P16">link: …/users/new</text:p>
                    </text:list-item>
                    <text:list-item>
                      <text:p text:style-name="P16">POST</text:p>
                    </text:list-item>
                    <text:list-item>
                      <text:p text:style-name="P16">podmienky vykonania akcie</text:p>
                      <text:list>
                        <text:list-item>
                          <text:p text:style-name="P16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6">povinné polia</text:p>
                      <text:list>
                        <text:list-item>
                          <text:p text:style-name="P16">používateľské meno - unikátne</text:p>
                        </text:list-item>
                        <text:list-item>
                          <text:p text:style-name="P16">heslo</text:p>
                        </text:list-item>
                        <text:list-item>
                          <text:p text:style-name="P16">e-mail - unikátny</text:p>
                        </text:list-item>
                      </text:list>
                    </text:list-item>
                    <text:list-item>
                      <text:p text:style-name="P16">nepovinné polia</text:p>
                      <text:list>
                        <text:list-item>
                          <text:p text:style-name="P16">meno</text:p>
                        </text:list-item>
                        <text:list-item>
                          <text:p text:style-name="P16">poznámka</text:p>
                        </text:list-item>
                        <text:list-item>
                          <text:p text:style-name="P16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16">odpovede</text:p>
                      <text:list>
                        <text:list-item>
                          <text:p text:style-name="P16">OK</text:p>
                        </text:list-item>
                        <text:list-item>
                          <text:p text:style-name="P16">Duplicity – v prípade existencie e-mailu respektíve používateľského mena</text:p>
                        </text:list-item>
                        <text:list-item>
                          <text:p text:style-name="P16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Prihlásenie používateľa</text:h>
                  <text:list>
                    <text:list-item>
                      <text:p text:style-name="P16">link: …/login</text:p>
                    </text:list-item>
                    <text:list-item>
                      <text:p text:style-name="P16">POST</text:p>
                    </text:list-item>
                    <text:list-item>
                      <text:p text:style-name="P16">podmienky vykonania akcie</text:p>
                      <text:list>
                        <text:list-item>
                          <text:p text:style-name="P16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6">povinné polia</text:p>
                      <text:list>
                        <text:list-item>
                          <text:p text:style-name="P16">používateľské meno</text:p>
                        </text:list-item>
                        <text:list-item>
                          <text:p text:style-name="P16">heslo</text:p>
                        </text:list-item>
                      </text:list>
                    </text:list-item>
                    <text:list-item>
                      <text:p text:style-name="P16">požiadavka neobsahuje nepovinné polia</text:p>
                    </text:list-item>
                    <text:list-item>
                      <text:p text:style-name="P16">odpovede</text:p>
                      <text:list>
                        <text:list-item>
                          <text:p text:style-name="P16">OK</text:p>
                        </text:list-item>
                        <text:list-item>
                          <text:p text:style-name="P16">Denied - ak je zadané zlé meno alebo heslo</text:p>
                        </text:list-item>
                        <text:list-item>
                          <text:p text:style-name="P16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<text:soft-page-break/>Odhlásenie používateľa</text:h>
                  <text:list>
                    <text:list-item>
                      <text:p text:style-name="P16">link …/logout</text:p>
                    </text:list-item>
                    <text:list-item>
                      <text:p text:style-name="P16">POST</text:p>
                    </text:list-item>
                    <text:list-item>
                      <text:p text:style-name="P16">podmienky vykonania akcie</text:p>
                      <text:list>
                        <text:list-item>
                          <text:p text:style-name="P16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6">požiadavka neobsahuje povinné ani nepovinné polia</text:p>
                    </text:list-item>
                    <text:list-item>
                      <text:p text:style-name="P16">odpovede</text:p>
                      <text:list>
                        <text:list-item>
                          <text:p text:style-name="P16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Zmena hesla</text:h>
                  <text:list>
                    <text:list-item>
                      <text:p text:style-name="P16">link …/change_pass</text:p>
                    </text:list-item>
                    <text:list-item>
                      <text:p text:style-name="P16">POST</text:p>
                    </text:list-item>
                    <text:list-item>
                      <text:p text:style-name="P16">podmienky vykonania akcie</text:p>
                      <text:list>
                        <text:list-item>
                          <text:p text:style-name="P16">požiadavku môže zadať len prihlásený užívateľ</text:p>
                        </text:list-item>
                      </text:list>
                    </text:list-item>
                    <text:list-item>
                      <text:p text:style-name="P16">povinné polia</text:p>
                      <text:list>
                        <text:list-item>
                          <text:p text:style-name="P16">pôvodné heslo</text:p>
                        </text:list-item>
                        <text:list-item>
                          <text:p text:style-name="P16">nové heslo</text:p>
                        </text:list-item>
                      </text:list>
                    </text:list-item>
                    <text:list-item>
                      <text:p text:style-name="P16">požiadavka neobsahuje nepovinné polia</text:p>
                    </text:list-item>
                    <text:list-item>
                      <text:p text:style-name="P16">odpovede</text:p>
                      <text:list>
                        <text:list-item>
                          <text:p text:style-name="P16">OK</text:p>
                        </text:list-item>
                        <text:list-item>
                          <text:p text:style-name="P16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Zmena mena, poznámky, verejnosti e-mailu</text:h>
                  <text:list>
                    <text:list-item>
                      <text:p text:style-name="P16">link …/users/edit</text:p>
                    </text:list-item>
                    <text:list-item>
                      <text:p text:style-name="P16">POST</text:p>
                    </text:list-item>
                    <text:list-item>
                      <text:p text:style-name="P16">podmienky vykonania akcie</text:p>
                      <text:list>
                        <text:list-item>
                          <text:p text:style-name="P16">požiadavku môže zadať len prihlásený užívateľ</text:p>
                        </text:list-item>
                      </text:list>
                    </text:list-item>
                    <text:list-item>
                      <text:p text:style-name="P16">požiadavka neobsahuje povinné polia</text:p>
                    </text:list-item>
                    <text:list-item>
                      <text:p text:style-name="P16">nepovinné polia</text:p>
                      <text:list>
                        <text:list-item>
                          <text:p text:style-name="P16">meno</text:p>
                        </text:list-item>
                        <text:list-item>
                          <text:p text:style-name="P16">poznámka</text:p>
                        </text:list-item>
                        <text:list-item>
                          <text:p text:style-name="P16">verejnosť e-mailu</text:p>
                        </text:list-item>
                      </text:list>
                    </text:list-item>
                    <text:list-item>
                      <text:p text:style-name="P16">odpovede</text:p>
                      <text:list>
                        <text:list-item>
                          <text:p text:style-name="P16">OK</text:p>
                        </text:list-item>
                        <text:list-item>
                          <text:p text:style-name="P16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Zobrazenie detailov užívateľa</text:h>
                  <text:list>
                    <text:list-item>
                      <text:p text:style-name="P16">link …/users/:id</text:p>
                    </text:list-item>
                    <text:list-item>
                      <text:p text:style-name="P16">GET</text:p>
                    </text:list-item>
                    <text:list-item>
                      <text:p text:style-name="P16">podmienky vykonania akcie</text:p>
                      <text:list>
                        <text:list-item>
                          <text:p text:style-name="P16">požiadavku môže zadať len prihlásený užívateľ</text:p>
                        </text:list-item>
                      </text:list>
                    </text:list-item>
                    <text:list-item>
                      <text:p text:style-name="P16">požiadavka neobsahuje povinné ani nepovinné polia</text:p>
                    </text:list-item>
                    <text:list-item>
                      <text:p text:style-name="P16">odpovede</text:p>
                      <text:list>
                        <text:list-item>
                          <text:p text:style-name="P16">údaje užívateľa</text:p>
                        </text:list-item>
                        <text:list-item>
                          <text:p text:style-name="P16">Denied</text:p>
                        </text:list-item>
                        <text:list-item>
                          <text:p text:style-name="P16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Vyhľadanie užívateľa</text:h>
                  <text:list>
                    <text:list-item>
                      <text:p text:style-name="P16">link …/users/find</text:p>
                    </text:list-item>
                    <text:list-item>
                      <text:p text:style-name="P16">POST</text:p>
                    </text:list-item>
                    <text:list-item>
                      <text:p text:style-name="P16">podmienky vykonania akcie</text:p>
                      <text:list>
                        <text:list-item>
                          <text:p text:style-name="P16">požiadavku môže zadať len prihlásený užívateľ</text:p>
                        </text:list-item>
                      </text:list>
                    </text:list-item>
                    <text:list-item>
                      <text:p text:style-name="P16">povinné polia</text:p>
                      <text:list>
                        <text:list-item>
                          <text:p text:style-name="P16">aspoň jedno z nasledujúcich – používateľské meno, meno, poznámka</text:p>
                        </text:list-item>
                      </text:list>
                    </text:list-item>
                    <text:list-item>
                      <text:p text:style-name="P16">nepovinné polia</text:p>
                      <text:list>
                        <text:list-item>
                          <text:p text:style-name="P16">všetky nasledujúce spomedzi používateľského mena, mena a poznámky</text:p>
                        </text:list-item>
                      </text:list>
                    </text:list-item>
                    <text:list-item>
                      <text:p text:style-name="P16">odpovede</text:p>
                      <text:list>
                        <text:list-item>
                          <text:p text:style-name="P16">pole užívateľov, ktorí vyhovujú daným parametrom</text:p>
                        </text:list-item>
                        <text:list-item>
                          <text:p text:style-name="P16">Denied</text:p>
                        </text:list-item>
                        <text:list-item>
                          <text:p text:style-name="P16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Zmazanie užívateľa</text:h>
                  <text:list>
                    <text:list-item>
                      <text:p text:style-name="P16">link …/users/destroy</text:p>
                    </text:list-item>
                    <text:list-item>
                      <text:p text:style-name="P16">POST</text:p>
                    </text:list-item>
                    <text:list-item>
                      <text:p text:style-name="P16">podmienky vykonania akcie</text:p>
                      <text:list>
                        <text:list-item>
                          <text:p text:style-name="P16">požiadavku môže zadať len prihlásený užívateľ</text:p>
                        </text:list-item>
                      </text:list>
                    </text:list-item>
                    <text:list-item>
                      <text:p text:style-name="P16">požiadavka nemá povinné ani nepovinné polia</text:p>
                    </text:list-item>
                    <text:list-item>
                      <text:p text:style-name="P16">odpovede</text:p>
                      <text:list>
                        <text:list-item>
                          <text:p text:style-name="P16"><text:soft-page-break/>OK</text:p>
                        </text:list-item>
                        <text:list-item>
                          <text:p text:style-name="P16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>Manažment zariadení</text:h>
      <text:list xml:id="list4574897473334753229" text:style-name="L3">
        <text:list-item>
          <text:list>
            <text:list-item>
              <text:list>
                <text:list-item>
                  <text:h text:style-name="P4" text:outline-level="3">Vytvorenie zariadenia</text:h>
                  <text:list>
                    <text:list-item>
                      <text:p text:style-name="P17">link …/devices/new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17">nepovinné polia</text:p>
                      <text:list>
                        <text:list-item>
                          <text:p text:style-name="P17">názov zariadenia – jedinečné v rámci zariadení jedného užívateľa, ak nie je uvedené, vygeneruje sa náhodný reťazec</text:p>
                        </text:list-item>
                        <text:list-item>
                          <text:p text:style-name="P17">poznámka</text:p>
                        </text:list-item>
                        <text:list-item>
                          <text:p text:style-name="P17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17">odpovede</text:p>
                      <text:list>
                        <text:list-item>
                          <text:p text:style-name="P17">Vygenerované heslo pre zariadenie</text:p>
                        </text:list-item>
                        <text:list-item>
                          <text:p text:style-name="P17">Duplicity – ak už užívateľ má zariadenie s daným názvom registrované</text:p>
                        </text:list-item>
                        <text:list-item>
                          <text:p text:style-name="P17">Denied</text:p>
                        </text:list-item>
                        <text:list-item>
                          <text:p text:style-name="P17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Prihlásenie zariadenia</text:h>
                  <text:list>
                    <text:list-item>
                      <text:p text:style-name="P17">link …/devices/login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7">povinné parametre</text:p>
                      <text:list>
                        <text:list-item>
                          <text:p text:style-name="P17">identifikátor zariadenia</text:p>
                        </text:list-item>
                        <text:list-item>
                          <text:p text:style-name="P17">heslo zariadenia</text:p>
                        </text:list-item>
                      </text:list>
                    </text:list-item>
                    <text:list-item>
                      <text:p text:style-name="P17">požiadavka neobsahuje nepovinné parametre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enied – ak sa zariadenie s daným identifikátorom nenachádza v databáze</text:p>
                        </text:list-item>
                        <text:list-item>
                          <text:p text:style-name="P17"><text:soft-page-break/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Odhlásenie zariadenia</text:h>
                  <text:list>
                    <text:list-item>
                      <text:p text:style-name="P17">link …/devices/logout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7">požiadavka neobsahuje povinné ani nepovinné parametre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Zmena názvu zariadenia</text:h>
                  <text:list>
                    <text:list-item>
                      <text:p text:style-name="P17">link …/devices/:id/edit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17">požiadavka neobsahuje povinné parametre</text:p>
                    </text:list-item>
                    <text:list-item>
                      <text:p text:style-name="P17">nepovinné parametre</text:p>
                      <text:list>
                        <text:list-item>
                          <text:p text:style-name="P17">názov zariadenia</text:p>
                        </text:list-item>
                        <text:list-item>
                          <text:p text:style-name="P17">poznámka</text:p>
                        </text:list-item>
                        <text:list-item>
                          <text:p text:style-name="P17">verejnosť zariadenia</text:p>
                        </text:list-item>
                      </text:list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enied</text:p>
                        </text:list-item>
                        <text:list-item>
                          <text:p text:style-name="P17">Duplicity – ak užívateľ už zariadenie s daným názvom má registrované</text:p>
                        </text:list-item>
                        <text:list-item>
                          <text:p text:style-name="P17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Zmazanie zariadenia</text:h>
                  <text:list>
                    <text:list-item>
                      <text:p text:style-name="P17">link …/devices/:id/destroy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17"><text:soft-page-break/>požiadavka neobsahuje povinné ani nepovinné parametre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enied</text:p>
                        </text:list-item>
                        <text:list-item>
                          <text:p text:style-name="P17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Zobrazenie zariadení používateľa</text:h>
                  <text:list>
                    <text:list-item>
                      <text:p text:style-name="P17">link …/users/:id/devices</text:p>
                    </text:list-item>
                    <text:list-item>
                      <text:p text:style-name="P17">GE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17">požiadavka neobsahuje povinné ani nepovinné parametre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pole verejných zariadení užívateľa</text:p>
                        </text:list-item>
                        <text:list-item>
                          <text:p text:style-name="P17">Denied</text:p>
                        </text:list-item>
                        <text:list-item>
                          <text:p text:style-name="P17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>Manažment kanálov</text:h>
      <text:list xml:id="list6265135336816669501" text:style-name="L4">
        <text:list-item>
          <text:list>
            <text:list-item>
              <text:list>
                <text:list-item>
                  <text:h text:style-name="P5" text:outline-level="3">Vytvorenie kanálu</text:h>
                  <text:list>
                    <text:list-item>
                      <text:p text:style-name="P18">link …/feeds/new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názov</text:p>
                        </text:list-item>
                      </text:list>
                    </text:list-item>
                    <text:list-item>
                      <text:p text:style-name="P18">nepovinné parametre</text:p>
                      <text:list>
                        <text:list-item>
                          <text:p text:style-name="P18">poznámka</text:p>
                        </text:list-item>
                        <text:list-item>
                          <text:p text:style-name="P18">verejnosť – ak nie je uvedené inak, kanál je verejný</text:p>
                        </text:list-item>
                      </text:list>
                    </text:list-item>
                    <text:list-item>
                      <text:p text:style-name="P18">odpovede</text:p>
                      <text:list>
                        <text:list-item>
                          <text:p text:style-name="P18">ID kanálu</text:p>
                        </text:list-item>
                        <text:list-item>
                          <text:p text:style-name="P18">Parameter error</text:p>
                        </text:list-item>
                        <text:list-item>
                          <text:p text:style-name="P18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<text:soft-page-break/>Zmazanie kanálu</text:h>
                  <text:list>
                    <text:list-item>
                      <text:p text:style-name="P18">link …/feeds/:id/destroy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žiadavka nemá povinné ani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v databáze neexistuje kanál s daným ID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Pridanie administrátora</text:h>
                  <text:list>
                    <text:list-item>
                      <text:p text:style-name="P18">link …/feeds/:id/admins/add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 nového administrátora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</text:p>
                        </text:list-item>
                        <text:list-item>
                          <text:p text:style-name="P18">Parameter error – ak sa v databáze nenachádza užívateľ s daným ID</text:p>
                        </text:list-item>
                        <text:list-item>
                          <text:p text:style-name="P18">Duplicity – ak už užívateľ je administrátorom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Odobranie administrátora</text:h>
                  <text:list>
                    <text:list-item>
                      <text:p text:style-name="P18">link …/feeds/:id/admins/remove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ere </text:p>
                      <text:list>
                        <text:list-item>
                          <text:p text:style-name="P18"><text:soft-page-break/>ID administrátora, ktorý má byť odstránený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18">Parameter error – ak sa v databáze nenachádza užívateľ s daným ID</text:p>
                        </text:list-item>
                        <text:list-item>
                          <text:p text:style-name="P18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Zobrazenie administrátorov kanálu</text:h>
                  <text:list>
                    <text:list-item>
                      <text:p text:style-name="P18">link …/feeds/:id/admins/</text:p>
                    </text:list-item>
                    <text:list-item>
                      <text:p text:style-name="P18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8">požiadavka nemá povinné ani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pole užívateľov, ktorí sú administrátormi kanálu</text:p>
                        </text:list-item>
                        <text:list-item>
                          <text:p text:style-name="P18">Missing entry</text:p>
                        </text:list-item>
                        <text:list-item>
                          <text:p text:style-name="P18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Pridanie používateľa s právom pridávať do kanálu</text:h>
                  <text:list>
                    <text:list-item>
                      <text:p text:style-name="P18">link …/feeds/:id/users/write/add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 používateľa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</text:p>
                        </text:list-item>
                        <text:list-item>
                          <text:p text:style-name="P18">Parameter error – ak sa v databáze nenachádza užívateľ s daným ID</text:p>
                        </text:list-item>
                        <text:list-item>
                          <text:p text:style-name="P18"><text:soft-page-break/>Duplicity – ak už užívateľ má právo pridávať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Odobranie používateľa s právom pridávať do kanálu</text:h>
                  <text:list>
                    <text:list-item>
                      <text:p text:style-name="P18">link …/feeds/:id/users/write/remove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 používateľa 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</text:p>
                        </text:list-item>
                        <text:list-item>
                          <text:p text:style-name="P18">Parameter error – ak sa v databáze nenachádza užívateľ s daným ID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Zobrazenie používateľov s právom pridávať do kanálu</text:h>
                  <text:list>
                    <text:list-item>
                      <text:p text:style-name="P18">link …/feeds/:id/users/write/</text:p>
                    </text:list-item>
                    <text:list-item>
                      <text:p text:style-name="P18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8">požiadavka nemá povinné ani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pole používateľov s právom písať do kanálu</text:p>
                        </text:list-item>
                        <text:list-item>
                          <text:p text:style-name="P18">Missing entry</text:p>
                        </text:list-item>
                        <text:list-item>
                          <text:p text:style-name="P18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Pridanie používateľa s právom čítať kanál</text:h>
                  <text:list>
                    <text:list-item>
                      <text:p text:style-name="P18">link …/feeds/:id/users/read/add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<text:soft-page-break/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 používateľa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</text:p>
                        </text:list-item>
                        <text:list-item>
                          <text:p text:style-name="P18">Parameter error – ak sa v databáze nenachádza užívateľ s daným ID</text:p>
                        </text:list-item>
                        <text:list-item>
                          <text:p text:style-name="P18">Duplicity – ak už užívateľ má právo čítať kanál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Odobranie používateľa s právom čítať kanál</text:h>
                  <text:list>
                    <text:list-item>
                      <text:p text:style-name="P18">link …/feeds/:id/users/read/remove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 používateľa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18">Parameter error – ak sa v databáze nenachádza užívateľ s daným ID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Zobrazenie používateľov s právom čítať kanál</text:h>
                  <text:list>
                    <text:list-item>
                      <text:p text:style-name="P18">link …/feeds/:id/users/read/</text:p>
                    </text:list-item>
                    <text:list-item>
                      <text:p text:style-name="P18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8">požiadavka nemá povinné ani nepovinné parametre</text:p>
                    </text:list-item>
                    <text:list-item>
                      <text:p text:style-name="P18"><text:soft-page-break/>odpovede</text:p>
                      <text:list>
                        <text:list-item>
                          <text:p text:style-name="P18">pole používateľov s právom písať do kanálu</text:p>
                        </text:list-item>
                        <text:list-item>
                          <text:p text:style-name="P18">Missing entry</text:p>
                        </text:list-item>
                        <text:list-item>
                          <text:p text:style-name="P18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Pridanie zariadenia s právom pridávať do kanálu</text:h>
                  <text:list>
                    <text:list-item>
                      <text:p text:style-name="P18">link …/feeds/:id/devices/write/add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 zariadenia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</text:p>
                        </text:list-item>
                        <text:list-item>
                          <text:p text:style-name="P18">Parameter error – ak sa v databáze nenachádza zariadenie s daným ID</text:p>
                        </text:list-item>
                        <text:list-item>
                          <text:p text:style-name="P18">Duplicity – ak už zariadenie má právo pridávať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Odobranie zariadenia s právom pridávať do kanálu</text:h>
                  <text:list>
                    <text:list-item>
                      <text:p text:style-name="P18">link …/feeds/:id/devices/write/remove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 zariadenia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</text:p>
                        </text:list-item>
                        <text:list-item>
                          <text:p text:style-name="P18">Parameter error – ak sa v databáze nenachádza zariadenie s daným ID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<text:soft-page-break/>Zobrazenie zariadení s právom pridávať do kanálu</text:h>
                  <text:list>
                    <text:list-item>
                      <text:p text:style-name="P18">link …/feeds/:id/devices/write/</text:p>
                    </text:list-item>
                    <text:list-item>
                      <text:p text:style-name="P18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8">požiadavka nemá povinné ani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pole zariadení s právom písať do kanálu</text:p>
                        </text:list-item>
                        <text:list-item>
                          <text:p text:style-name="P18">Missing entry</text:p>
                        </text:list-item>
                        <text:list-item>
                          <text:p text:style-name="P18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Pridanie zariadenia s právom čítať kanál</text:h>
                  <text:list>
                    <text:list-item>
                      <text:p text:style-name="P18">link …/feeds/:id/devices/read/add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 zariadenia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</text:p>
                        </text:list-item>
                        <text:list-item>
                          <text:p text:style-name="P18">Parameter error – ak sa v databáze nenachádza zariadenie s daným ID</text:p>
                        </text:list-item>
                        <text:list-item>
                          <text:p text:style-name="P18">Duplicity – ak už zariadenie má právo čítať kanál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Odobranie zariadenia s právom čítať kanál</text:h>
                  <text:list>
                    <text:list-item>
                      <text:p text:style-name="P18">link …/feeds/:id/devices/read/remove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<text:soft-page-break/>ID zariadenia</text:p>
                        </text:list-item>
                      </text:list>
                    </text:list-item>
                    <text:list-item>
                      <text:p text:style-name="P18">požiadavka nemá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Missing entry – ak sa v databáze nenachádza kanál s daným ID</text:p>
                        </text:list-item>
                        <text:list-item>
                          <text:p text:style-name="P18">Parameter error – ak sa v databáze nenachádza zariadenie s daným ID</text:p>
                        </text:list-item>
                        <text:list-item>
                          <text:p text:style-name="P18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Zobrazenie zariadení s právom čítať kanál</text:h>
                  <text:list>
                    <text:list-item>
                      <text:p text:style-name="P18">link …/feeds/:id/devices/read/</text:p>
                    </text:list-item>
                    <text:list-item>
                      <text:p text:style-name="P18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8">požiadavka nemá povinné ani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pole zariadení s právom čítať kanál</text:p>
                        </text:list-item>
                        <text:list-item>
                          <text:p text:style-name="P18">Missing entry</text:p>
                        </text:list-item>
                        <text:list-item>
                          <text:p text:style-name="P18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obrazenie kľúča pre pridávanie do kanálu</text:h>
                  <text:list>
                    <text:list-item>
                      <text:p text:style-name="P23">link …/feeds/:id/keys/write</text:p>
                    </text:list-item>
                    <text:list-item>
                      <text:p text:style-name="P23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23">požiadavka neobsahuje povinné ani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kľúč</text:p>
                        </text:list-item>
                        <text:list-item>
                          <text:p text:style-name="P23">Missing entry</text:p>
                        </text:list-item>
                        <text:list-item>
                          <text:p text:style-name="P23">Denied – ak požiadavku posiela užívateľ, ktorý nemá právo pridávať do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obrazenie kľúča pre čítanie kanálu</text:h>
                  <text:list>
                    <text:list-item>
                      <text:p text:style-name="P23">link …/feeds/:id/keys/read</text:p>
                    </text:list-item>
                    <text:list-item>
                      <text:p text:style-name="P23"><text:soft-page-break/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3">požiadavka neobsahuje povinné ani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kľúč</text:p>
                        </text:list-item>
                        <text:list-item>
                          <text:p text:style-name="P23">Missing entry</text:p>
                        </text:list-item>
                        <text:list-item>
                          <text:p text:style-name="P23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obrazenie kanálov, ktorých je užívateľ administrátorom</text:h>
                  <text:list>
                    <text:list-item>
                      <text:p text:style-name="P23">link …/users/:id/feeds/admin</text:p>
                    </text:list-item>
                    <text:list-item>
                      <text:p text:style-name="P23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</text:p>
                        </text:list-item>
                      </text:list>
                    </text:list-item>
                    <text:list-item>
                      <text:p text:style-name="P23">požiadavka neobsahuje povinné ani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pole verejných kanálov, ktorých je užívateľ administrátorom</text:p>
                        </text:list-item>
                        <text:list-item>
                          <text:p text:style-name="P23">Missing entry</text:p>
                        </text:list-item>
                        <text:list-item>
                          <text:p text:style-name="P23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obrazenie kanálov, ktoré môže užívateľ/zariadenie čítať</text:h>
                  <text:list>
                    <text:list-item>
                      <text:p text:style-name="P23">link pre informácie o užívateľovi …/users/:id/feeds/read</text:p>
                    </text:list-item>
                    <text:list-item>
                      <text:p text:style-name="P23">link pre informácie o zariadení …/devices/:id/feeds/read</text:p>
                    </text:list-item>
                    <text:list-item>
                      <text:p text:style-name="P23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</text:p>
                        </text:list-item>
                      </text:list>
                    </text:list-item>
                    <text:list-item>
                      <text:p text:style-name="P23">požiadavka neobsahuje povinné ani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pole verejných kanálov, ktoré užívateľ/zariadenie môže čítať</text:p>
                        </text:list-item>
                        <text:list-item>
                          <text:p text:style-name="P23">Missing entry</text:p>
                        </text:list-item>
                        <text:list-item>
                          <text:p text:style-name="P23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<text:soft-page-break/>Zobrazenie kanálov, do ktorých môže užívateľ/zariadenie pridávať</text:h>
                  <text:list>
                    <text:list-item>
                      <text:p text:style-name="P23">link pre informácie o užívateľovi …/users/:id/feeds/write</text:p>
                    </text:list-item>
                    <text:list-item>
                      <text:p text:style-name="P23">link pre informácie o zariadení …/devices/:id/feeds/write</text:p>
                    </text:list-item>
                    <text:list-item>
                      <text:p text:style-name="P23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.</text:p>
                        </text:list-item>
                      </text:list>
                    </text:list-item>
                    <text:list-item>
                      <text:p text:style-name="P23">požiadavka neobsahuje povinné ani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pole verejných kanálov, do ktorých môže užívateľ/zariadenie pridávať</text:p>
                        </text:list-item>
                        <text:list-item>
                          <text:p text:style-name="P23">Missing entry</text:p>
                        </text:list-item>
                        <text:list-item>
                          <text:p text:style-name="P23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2">Manažment dát</text:h>
      <text:list xml:id="list6142161615789810599" text:style-name="L5">
        <text:list-item>
          <text:p text:style-name="P21">Každý záznam ktorý sa posiela na server musí obsahovať</text:p>
          <text:list>
            <text:list-item>
              <text:p text:style-name="P21">typ („new“, „append“, „standalone“)</text:p>
            </text:list-item>
            <text:list-item>
              <text:p text:style-name="P21">ak je záznam typu „new“, môže obsahovať i meno stopy, inak sa jej priradí vygenerované označenie</text:p>
            </text:list-item>
            <text:list-item>
              <text:p text:style-name="P21">pečiatku, kedy bol vytvorený</text:p>
            </text:list-item>
            <text:list-item>
              <text:p text:style-name="P21">samotné dáta</text:p>
            </text:list-item>
          </text:list>
        </text:list-item>
        <text:list-item>
          <text:p text:style-name="P21">Každý záznam ktorý sa odosiela zo server obsahuje</text:p>
          <text:list>
            <text:list-item>
              <text:p text:style-name="P21">typ („new“, „append“, „standalone“)</text:p>
            </text:list-item>
            <text:list-item>
              <text:p text:style-name="P21">ak je záznam typu „new“, obsahuje i meno stopy</text:p>
            </text:list-item>
            <text:list-item>
              <text:p text:style-name="P21">pečiatku, kedy bol vytvorený</text:p>
            </text:list-item>
            <text:list-item>
              <text:p text:style-name="P21">ID zariadenia, ktorým bol vytvorený</text:p>
            </text:list-item>
            <text:list-item>
              <text:p text:style-name="P21">samotné dáta</text:p>
            </text:list-item>
          </text:list>
        </text:list-item>
      </text:list>
      <text:list xml:id="list1868774511204988451" text:style-name="L6">
        <text:list-item>
          <text:list>
            <text:list-item>
              <text:list>
                <text:list-item>
                  <text:h text:style-name="P8" text:outline-level="3">Pridanie dát do jedného kanálu</text:h>
                  <text:list>
                    <text:list-item>
                      <text:p text:style-name="P22">link …/feeds/:id/add respektíve …/feeds/:id/add/:device_identificator/:write_key</text:p>
                    </text:list-item>
                    <text:list-item>
                      <text:p text:style-name="P22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 na zariadení, alebo zariadenie, ktoré má právo pridávať do kanálu</text:p>
                        </text:list-item>
                      </text:list>
                    </text:list-item>
                    <text:list-item>
                      <text:p text:style-name="P22">povinné parametre</text:p>
                      <text:list>
                        <text:list-item>
                          <text:p text:style-name="P22">ID zariadenia</text:p>
                        </text:list-item>
                        <text:list-item>
                          <text:p text:style-name="P22"><text:soft-page-break/>pole záznamov</text:p>
                        </text:list-item>
                      </text:list>
                    </text:list-item>
                    <text:list-item>
                      <text:p text:style-name="P22">požiadavka neobsahuje nepovinné parametre</text:p>
                    </text:list-item>
                    <text:list-item>
                      <text:p text:style-name="P22">odpovede</text:p>
                      <text:list>
                        <text:list-item>
                          <text:p text:style-name="P22">OK</text:p>
                        </text:list-item>
                        <text:list-item>
                          <text:p text:style-name="P22">Denied</text:p>
                        </text:list-item>
                        <text:list-item>
                          <text:p text:style-name="P22">Missing entry – ak neexistuje kanál s daným ID</text:p>
                        </text:list-item>
                        <text:list-item>
                          <text:p text:style-name="P22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Pridanie dát do viacerých kanálov</text:h>
                  <text:list>
                    <text:list-item>
                      <text:p text:style-name="P22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22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22">povinné parametre</text:p>
                      <text:list>
                        <text:list-item>
                          <text:p text:style-name="P22">ID zariadenia</text:p>
                        </text:list-item>
                        <text:list-item>
                          <text:p text:style-name="P22">pole kanálov</text:p>
                        </text:list-item>
                        <text:list-item>
                          <text:p text:style-name="P22">pole záznamov</text:p>
                        </text:list-item>
                      </text:list>
                    </text:list-item>
                    <text:list-item>
                      <text:p text:style-name="P22">požiadavka neobsahuje nepovinné parametre</text:p>
                    </text:list-item>
                    <text:list-item>
                      <text:p text:style-name="P22">odpovede</text:p>
                      <text:list>
                        <text:list-item>
                          <text:p text:style-name="P22">OK</text:p>
                        </text:list-item>
                        <text:list-item>
                          <text:p text:style-name="P22">Denied – ak v aspoň jednom kanáli užívateľ nemá právo písať, do tých, kde právo má, sa dáta uložia</text:p>
                        </text:list-item>
                        <text:list-item>
                          <text:p text:style-name="P22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Vyžiadanie dát z kanálu</text:h>
                  <text:list>
                    <text:list-item>
                      <text:p text:style-name="P22">link …/feeds/:id/request/ respektíve …/feeds/:id/request/:read_key</text:p>
                    </text:list-item>
                    <text:list-item>
                      <text:p text:style-name="P22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22">požiadavka neobsahuje povinné parametre</text:p>
                    </text:list-item>
                    <text:list-item>
                      <text:p text:style-name="P22">nepovinné parametre</text:p>
                      <text:list>
                        <text:list-item>
                          <text:p text:style-name="P22">ID od ktorého užívateľ požaduje záznamy – ak nie je uvedené inak, vyberajú <text:soft-page-break/>sa záznamy od najstrašieho</text:p>
                        </text:list-item>
                        <text:list-item>
                          <text:p text:style-name="P22">ID do ktorého užívateľ požaduje záznamy – ak nie je uvedené inak, vyberajú sa záznamy po najnovší</text:p>
                        </text:list-item>
                        <text:list-item>
                          <text:p text:style-name="P22">čas od ktorého užívateľ požaduje záznamy – ak nie je uvedené inak, vyberajú sa záznamy od najstrašieho</text:p>
                        </text:list-item>
                        <text:list-item>
                          <text:p text:style-name="P22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22">odpovede</text:p>
                      <text:list>
                        <text:list-item>
                          <text:p text:style-name="P22">pole záznamov</text:p>
                        </text:list-item>
                        <text:list-item>
                          <text:p text:style-name="P22">Missing entry</text:p>
                        </text:list-item>
                        <text:list-item>
                          <text:p text:style-name="P22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Vyžiadanie zoznamu stôp</text:h>
                  <text:list>
                    <text:list-item>
                      <text:p text:style-name="P22">link …/feeds/:id/tracks/</text:p>
                    </text:list-item>
                    <text:list-item>
                      <text:p text:style-name="P22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</text:p>
                        </text:list-item>
                      </text:list>
                    </text:list-item>
                    <text:list-item>
                      <text:p text:style-name="P22">požiadavka neobsahuje nepovinné ani nepovinné parametre</text:p>
                    </text:list-item>
                    <text:list-item>
                      <text:p text:style-name="P22">odpovede</text:p>
                      <text:list>
                        <text:list-item>
                          <text:p text:style-name="P22">pole stôp</text:p>
                        </text:list-item>
                        <text:list-item>
                          <text:p text:style-name="P22">Denied – ak užívateľ nemá právo čítať kanál</text:p>
                        </text:list-item>
                        <text:list-item>
                          <text:p text:style-name="P22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Vyžiadanie celej stopy</text:h>
                  <text:list>
                    <text:list-item>
                      <text:p text:style-name="P22">link …/feeds/:id/tracks/:id</text:p>
                    </text:list-item>
                    <text:list-item>
                      <text:p text:style-name="P22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</text:p>
                        </text:list-item>
                      </text:list>
                    </text:list-item>
                    <text:list-item>
                      <text:p text:style-name="P22">požiadavka neobsahuje nepovinné ani nepovinné parametre</text:p>
                    </text:list-item>
                    <text:list-item>
                      <text:p text:style-name="P22">odpovede</text:p>
                      <text:list>
                        <text:list-item>
                          <text:p text:style-name="P22">pole záznamov</text:p>
                        </text:list-item>
                        <text:list-item>
                          <text:p text:style-name="P22">Denied – ak užívateľ nemá právo čítať kanál</text:p>
                        </text:list-item>
                        <text:list-item>
                          <text:p text:style-name="P22"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oft-page-break/>Manažment správ</text:h>
      <text:list xml:id="list7142518357430849363" text:style-name="L7">
        <text:list-item>
          <text:list>
            <text:list-item>
              <text:list>
                <text:list-item>
                  <text:h text:style-name="P10" text:outline-level="3">Vytvorenie správy</text:h>
                  <text:list>
                    <text:list-item>
                      <text:p text:style-name="P24">link …/messages/new</text:p>
                    </text:list-item>
                    <text:list-item>
                      <text:p text:style-name="P24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24">povinné parametre</text:p>
                      <text:list>
                        <text:list-item>
                          <text:p text:style-name="P24">ak je správa posielaná zariadeniu, požiadavka musí obsahovať ID cieľového zariadenia a nesiem obsahovať ID odosielateľa</text:p>
                        </text:list-item>
                        <text:list-item>
                          <text:p text:style-name="P24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24">požiadavka nemá nepovinné parametre</text:p>
                    </text:list-item>
                    <text:list-item>
                      <text:p text:style-name="P24">odpovede</text:p>
                      <text:list>
                        <text:list-item>
                          <text:p text:style-name="P24">OK</text:p>
                        </text:list-item>
                        <text:list-item>
                          <text:p text:style-name="P24">Denied – ak sa užívateľ snaží odoslať správu zariadeniu, ktorého nie je vlastníkom</text:p>
                        </text:list-item>
                        <text:list-item>
                          <text:p text:style-name="P24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Kontrola správ</text:h>
                  <text:list>
                    <text:list-item>
                      <text:p text:style-name="P24">link …/messages/request</text:p>
                    </text:list-item>
                    <text:list-item>
                      <text:p text:style-name="P24">GE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24">povinné parametre</text:p>
                      <text:list>
                        <text:list-item>
                          <text:p text:style-name="P24">ID zariadenia, ktoré správy požaduje, ak je žiadateľom zariadenie</text:p>
                        </text:list-item>
                        <text:list-item>
                          <text:p text:style-name="P24">ID užívateľa, ktorý správy požaduje, ak je žiadateľom užívateľ (kontroluje odpovede)</text:p>
                        </text:list-item>
                        <text:list-item>
                          <text:p text:style-name="P24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24">požiadavka nemá nepovinné parametre</text:p>
                    </text:list-item>
                    <text:list-item>
                      <text:p text:style-name="P24">odpovede</text:p>
                      <text:list>
                        <text:list-item>
                          <text:p text:style-name="P24">pole správ</text:p>
                        </text:list-item>
                        <text:list-item>
                          <text:p text:style-name="P24">Denied – ak sa žiadajú cudzie správy</text:p>
                        </text:list-item>
                        <text:list-item>
                          <text:p text:style-name="P24"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3-12-11T21:28:10.64</dc:date>
    <dc:creator>Michal Raška</dc:creator>
    <meta:editing-duration>PT2H28M28S</meta:editing-duration>
    <meta:editing-cycles>48</meta:editing-cycles>
    <meta:generator>OpenOffice/4.0.0$Win32 OpenOffice.org_project/400m3$Build-9702</meta:generator>
    <meta:document-statistic meta:table-count="0" meta:image-count="0" meta:object-count="0" meta:page-count="19" meta:paragraph-count="555" meta:word-count="3285" meta:character-count="19733"/>
  </office:meta>
</office:document-meta>
</file>